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da74" officeooo:paragraph-rsid="0000da74"/>
    </style:style>
    <style:style style:name="P2" style:family="paragraph" style:parent-style-name="Standard">
      <style:text-properties style:font-name="Laksaman" style:text-underline-style="none" fo:font-weight="normal" officeooo:rsid="0022167c" officeooo:paragraph-rsid="0000da74" fo:background-color="#999999" style:font-weight-asian="normal" style:font-weight-complex="normal"/>
    </style:style>
    <style:style style:name="P3" style:family="paragraph" style:parent-style-name="Standard">
      <style:text-properties style:font-name="Laksaman" style:text-underline-style="none" fo:font-weight="normal" officeooo:rsid="0000da74" officeooo:paragraph-rsid="0000da74" fo:background-color="transparent" style:font-weight-asian="normal" style:font-weight-complex="normal"/>
    </style:style>
    <style:style style:name="P4" style:family="paragraph" style:parent-style-name="Standard">
      <style:text-properties officeooo:paragraph-rsid="0000da74"/>
    </style:style>
    <style:style style:name="P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6600" style:font-name="Laksaman" style:text-underline-style="none" officeooo:rsid="0022167c" officeooo:paragraph-rsid="000150ec" fo:background-color="transparent"/>
    </style:style>
    <style:style style:name="T1" style:family="text">
      <style:text-properties style:font-name="Laksaman" style:text-underline-style="none" fo:font-weight="normal" officeooo:rsid="0022167c" fo:background-color="#999999" loext:char-shading-value="0" style:font-weight-asian="normal" style:font-weight-complex="normal"/>
    </style:style>
    <style:style style:name="T2" style:family="text">
      <style:text-properties style:font-name="Laksaman" style:text-underline-style="none" fo:font-weight="normal" officeooo:rsid="0000da74" fo:background-color="#999999" loext:char-shading-value="0" style:font-weight-asian="normal" style:font-weight-complex="normal"/>
    </style:style>
    <style:style style:name="T3" style:family="text">
      <style:text-properties style:font-name="Laksaman" style:text-underline-style="none" fo:font-weight="normal" officeooo:rsid="0000da74" fo:background-color="transparent" loext:char-shading-value="0" style:font-weight-asian="normal" style:font-weight-complex="normal"/>
    </style:style>
    <style:style style:name="T4" style:family="text">
      <style:text-properties style:font-name="Laksaman" style:text-underline-style="none" fo:font-weight="normal" officeooo:rsid="0000da74" fo:background-color="transparent" loext:char-shading-value="0" style:font-weight-asian="normal" style:font-weight-complex="normal"/>
    </style:style>
    <style:style style:name="T5" style:family="text">
      <style:text-properties style:font-name="Laksaman" style:text-underline-style="none" fo:font-weight="normal" officeooo:rsid="0022167c" fo:background-color="transparent" loext:char-shading-value="0" style:font-weight-asian="normal" style:font-weight-complex="normal"/>
    </style:style>
    <style:style style:name="T6" style:family="text">
      <style:text-properties style:font-name="Laksaman" style:text-underline-style="none" fo:font-weight="normal" officeooo:rsid="000150ec" fo:background-color="transparent" loext:char-shading-value="0" style:font-weight-asian="normal" style:font-weight-complex="normal"/>
    </style:style>
    <style:style style:name="T7" style:family="text">
      <style:text-properties style:font-name="Laksaman" style:text-underline-style="none" officeooo:rsid="000150ec" fo:background-color="transparent" loext:char-shading-value="0"/>
    </style:style>
    <style:style style:name="T8" style:family="text">
      <style:text-properties style:font-name="Laksaman" fo:font-style="italic" style:text-underline-style="none" fo:font-weight="normal" officeooo:rsid="0000da74" fo:background-color="transparent" loext:char-shading-value="0" style:font-style-asian="italic" style:font-weight-asian="normal" style:font-style-complex="italic" style:font-weight-complex="normal"/>
    </style:style>
    <style:style style:name="T9" style:family="text">
      <style:text-properties style:font-name="Laksaman" fo:font-weight="bold" style:font-weight-asian="bold" style:font-weight-complex="bold"/>
    </style:style>
    <style:style style:name="T10" style:family="text">
      <style:text-properties style:font-name="Laksaman" fo:font-weight="bold" officeooo:rsid="000150ec" style:font-weight-asian="bold" style:font-weight-complex="bold"/>
    </style:style>
    <style:style style:name="T11" style:family="text">
      <style:text-properties style:font-name="Laksaman" fo:font-weight="normal" officeooo:rsid="000150ec" style:font-weight-asian="normal" style:font-weight-complex="normal"/>
    </style:style>
    <style:style style:name="T12" style:family="text">
      <style:text-properties style:font-name="Laksaman" fo:font-weight="normal" officeooo:rsid="0000da74" style:font-weight-asian="normal" style:font-weight-complex="normal" fo:background-color="#ffffff"/>
    </style:style>
    <style:style style:name="T13" style:family="text">
      <style:text-properties fo:background-color="transparent" loext:char-shading-value="0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150ec" style:font-weight-asian="bold" style:font-weight-complex="bold"/>
    </style:style>
    <style:style style:name="T16" style:family="text">
      <style:text-properties fo:color="#006600" style:font-name="Laksaman" style:text-underline-style="none" fo:font-weight="bold" officeooo:rsid="0022167c" fo:background-color="transparent" loext:char-shading-value="0" style:font-weight-asian="bold" style:font-weight-complex="bold"/>
    </style:style>
    <style:style style:name="T17" style:family="text">
      <style:text-properties fo:color="#000000" style:font-name="Laksaman" fo:font-weight="normal" officeooo:rsid="0000da74" style:font-weight-asian="normal" style:font-weight-complex="normal" fo:background-color="#ffffff"/>
    </style:style>
    <style:style style:name="T18" style:family="text">
      <style:text-properties fo:color="#000000" style:font-name="Laksaman" fo:font-weight="normal" officeooo:rsid="000150ec" style:font-weight-asian="normal" style:font-weight-complex="normal" fo:background-color="#ffffff"/>
    </style:style>
    <style:style style:name="T19" style:family="text">
      <style:text-properties fo:color="#000000" style:font-name="Laksaman" fo:font-style="italic" fo:font-weight="normal" officeooo:rsid="000150ec" style:font-style-asian="italic" style:font-weight-asian="normal" style:font-style-complex="italic" style:font-weight-complex="normal" fo:background-color="#ffffff"/>
    </style:style>
    <style:style style:name="T20" style:family="text">
      <style:text-properties fo:color="#000000" style:font-name="Laksaman" fo:font-style="normal" fo:font-weight="normal" officeooo:rsid="000150ec" style:font-style-asian="normal" style:font-weight-asian="normal" style:font-style-complex="normal" style:font-weight-complex="normal" fo:background-color="#ffffff"/>
    </style:style>
    <style:style style:name="T21" style:family="text">
      <style:text-properties fo:color="#000000" style:font-name="Laksaman" fo:font-style="normal" fo:font-weight="normal" officeooo:rsid="0000da74" fo:background-color="#999999" loext:char-shading-value="0" style:font-style-asian="normal" style:font-weight-asian="normal" style:font-style-complex="normal" style:font-weight-complex="normal"/>
    </style:style>
    <style:style style:name="T22" style:family="text">
      <style:text-properties fo:color="#000000" fo:font-style="normal" fo:font-weight="normal" officeooo:rsid="000150ec" style:font-style-asian="normal" style:font-weight-asian="normal" style:font-style-complex="normal" style:font-weight-complex="normal" fo:background-color="#ffffff"/>
    </style:style>
    <style:style style:name="T23" style:family="text">
      <style:text-properties fo:color="#000000" fo:font-weight="normal" officeooo:rsid="000150ec" style:font-weight-asian="normal" style:font-weight-complex="normal" fo:background-color="#fff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s that Wayne encounters when setting up the environment:</text:p>
      <text:p text:style-name="P1"/>
      <text:p text:style-name="P3">1.It is extremely imperative that the following 2 commands are executed before anything!!</text:p>
      <text:p text:style-name="P1"><text:tab/><text:span text:style-name="T1">sudo apt-get update </text:span></text:p>
      <text:p text:style-name="P2"><text:span text:style-name="T13"><text:tab/></text:span>sudo apt-get upgrade</text:p>
      <text:p text:style-name="P4"><text:span text:style-name="T4">I tried to install </text:span><text:span text:style-name="T8">zsh</text:span><text:span text:style-name="T4">, which is a more fancy tool than vanilla bash, before these 2 commands. In order to install </text:span><text:span text:style-name="T8">zsh</text:span><text:span text:style-name="T4">, </text:span><text:span text:style-name="T8">git</text:span><text:span text:style-name="T4"> is required, so I ran </text:span><text:span text:style-name="Source_20_Text"><text:span text:style-name="T2">apt-get install git-core</text:span></text:span><text:span text:style-name="Source_20_Text"><text:span text:style-name="T3">, which caused trouble.</text:span></text:span></text:p>
      <text:p text:style-name="P4"><text:span text:style-name="Source_20_Text"><text:span text:style-name="T3"/></text:span></text:p>
      <text:p text:style-name="P4"><text:span text:style-name="Source_20_Text"><text:span text:style-name="T3">2.</text:span></text:span><text:span text:style-name="Source_20_Text"><text:span text:style-name="T5"> </text:span></text:span><text:span text:style-name="Source_20_Text"><text:span text:style-name="T6">So instead of in .bashrc, the following 2 lines should be put in .zshrc</text:span></text:span></text:p>
      <text:p text:style-name="P5"><text:span text:style-name="Source_20_Text"><text:span text:style-name="T9">export PATH=/usr/local/cuda-9.0/bin${PATH:+:${PATH}}</text:span></text:span></text:p>
      <text:p text:style-name="P5"><text:span text:style-name="Source_20_Text"><text:span text:style-name="T9">export LD_LIBRARY_PATH=/usr/local/cuda-9.0/lib64${LD_LIBRARY_PATH:+:${LD_LIBRARY_PATH}} </text:span></text:span></text:p>
      <text:p text:style-name="P5"><text:span text:style-name="Source_20_Text"><text:span text:style-name="T9"/></text:span></text:p>
      <text:p text:style-name="P5"><text:span text:style-name="Source_20_Text"><text:span text:style-name="T17">3.</text:span></text:span><text:span text:style-name="Source_20_Text"><text:span text:style-name="T18">Since we first installed tensorflow-gpu by pip, to uninstall, </text:span></text:span><text:span text:style-name="Source_20_Text"><text:span text:style-name="T21">pip uninstall tensorflow-gpu</text:span></text:span><text:span text:style-name="Source_20_Text"><text:span text:style-name="T18"> should be used instead of </text:span></text:span><text:span text:style-name="Source_20_Text"><text:span text:style-name="T21">pip uninstall tensorflow</text:span></text:span><text:span text:style-name="Source_20_Text"><text:span text:style-name="T18">.</text:span></text:span></text:p>
      <text:p text:style-name="P5"><text:span text:style-name="Source_20_Text"><text:span text:style-name="T18"/></text:span></text:p>
      <text:p text:style-name="P5"><text:span text:style-name="Source_20_Text"><text:span text:style-name="T1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aksaman" svg:font-family="Laksa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08:21:55.651260071</meta:creation-date>
    <dc:date>2018-07-04T14:21:25.547301789</dc:date>
    <meta:editing-duration>PT5H37M8S</meta:editing-duration>
    <meta:editing-cycles>1</meta:editing-cycles>
    <meta:document-statistic meta:table-count="0" meta:image-count="0" meta:object-count="0" meta:page-count="1" meta:paragraph-count="9" meta:word-count="102" meta:character-count="745" meta:non-whitespace-character-count="648"/>
    <meta:generator>LibreOffice/5.1.6.2$Linux_X86_64 LibreOffice_project/10m0$Build-2</meta:generator>
  </office:meta>
</office:document-meta>
</file>